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0efd9f" officeooo:paragraph-rsid="000efd9f" style:font-weight-asian="bold" style:font-weight-complex="bold"/>
    </style:style>
    <style:style style:name="P2" style:family="paragraph" style:parent-style-name="Standard">
      <style:text-properties officeooo:rsid="000efd9f" officeooo:paragraph-rsid="000efd9f"/>
    </style:style>
    <style:style style:name="P3" style:family="paragraph" style:parent-style-name="Standard">
      <style:text-properties officeooo:rsid="000f715a" officeooo:paragraph-rsid="000f715a"/>
    </style:style>
    <style:style style:name="P4" style:family="paragraph" style:parent-style-name="Standard">
      <style:text-properties fo:font-weight="bold" officeooo:rsid="000f715a" officeooo:paragraph-rsid="000f715a" style:font-weight-asian="bold" style:font-weight-complex="bold"/>
    </style:style>
    <style:style style:name="P5" style:family="paragraph" style:parent-style-name="Standard">
      <style:text-properties fo:font-weight="bold" officeooo:rsid="00107310" officeooo:paragraph-rsid="00107310" style:font-weight-asian="bold" style:font-weight-complex="bold"/>
    </style:style>
    <style:style style:name="P6" style:family="paragraph" style:parent-style-name="Standard">
      <style:text-properties fo:font-weight="normal" officeooo:rsid="00107310" officeooo:paragraph-rsid="00107310" style:font-weight-asian="normal" style:font-weight-complex="normal"/>
    </style:style>
    <style:style style:name="P7" style:family="paragraph" style:parent-style-name="Standard" style:list-style-name="L1">
      <style:text-properties fo:font-weight="normal" officeooo:rsid="00107310" officeooo:paragraph-rsid="00107310" style:font-weight-asian="normal" style:font-weight-complex="normal"/>
    </style:style>
    <style:style style:name="P8" style:family="paragraph" style:parent-style-name="Standard" style:list-style-name="L1">
      <style:text-properties fo:font-weight="bold" officeooo:rsid="0010a9a7" officeooo:paragraph-rsid="0010a9a7" style:font-weight-asian="bold" style:font-weight-complex="bold"/>
    </style:style>
    <style:style style:name="P9" style:family="paragraph" style:parent-style-name="Standard" style:list-style-name="L2">
      <style:text-properties fo:font-weight="normal" officeooo:rsid="00107310" officeooo:paragraph-rsid="00107310" style:font-weight-asian="normal" style:font-weight-complex="normal"/>
    </style:style>
    <style:style style:name="P10" style:family="paragraph" style:parent-style-name="Standard" style:list-style-name="L2">
      <style:text-properties fo:font-weight="bold" officeooo:rsid="0010a9a7" officeooo:paragraph-rsid="0010a9a7" style:font-weight-asian="bold" style:font-weight-complex="bold"/>
    </style:style>
    <style:style style:name="P11" style:family="paragraph" style:parent-style-name="Standard" style:list-style-name="L3">
      <style:text-properties fo:font-weight="normal" officeooo:rsid="00107310" officeooo:paragraph-rsid="00107310" style:font-weight-asian="normal" style:font-weight-complex="normal"/>
    </style:style>
    <style:style style:name="P12" style:family="paragraph" style:parent-style-name="Standard" style:list-style-name="L3">
      <style:text-properties fo:font-weight="bold" officeooo:rsid="00107310" officeooo:paragraph-rsid="00107310" style:font-weight-asian="bold" style:font-weight-complex="bold"/>
    </style:style>
    <style:style style:name="P13" style:family="paragraph" style:parent-style-name="Standard" style:list-style-name="L3">
      <style:text-properties fo:font-weight="normal" officeooo:rsid="0010a9a7" officeooo:paragraph-rsid="0010a9a7" style:font-weight-asian="normal" style:font-weight-complex="normal"/>
    </style:style>
    <style:style style:name="P14" style:family="paragraph" style:parent-style-name="Standard" style:list-style-name="L4">
      <style:text-properties fo:font-weight="normal" officeooo:rsid="00107310" officeooo:paragraph-rsid="00107310" style:font-weight-asian="normal" style:font-weight-complex="normal"/>
    </style:style>
    <style:style style:name="P15" style:family="paragraph" style:parent-style-name="Standard" style:list-style-name="L4">
      <style:text-properties fo:font-weight="bold" officeooo:rsid="00107310" officeooo:paragraph-rsid="00107310" style:font-weight-asian="bold" style:font-weight-complex="bold"/>
    </style:style>
    <style:style style:name="P16" style:family="paragraph" style:parent-style-name="Standard">
      <style:text-properties fo:font-weight="normal" officeooo:rsid="0010a9a7" officeooo:paragraph-rsid="0010a9a7" style:font-weight-asian="normal" style:font-weight-complex="normal"/>
    </style:style>
    <style:style style:name="P17" style:family="paragraph" style:parent-style-name="Standard">
      <style:text-properties fo:font-weight="bold" officeooo:rsid="0010a9a7" officeooo:paragraph-rsid="0010a9a7" style:font-weight-asian="bold" style:font-weight-complex="bold"/>
    </style:style>
    <style:style style:name="P18" style:family="paragraph" style:parent-style-name="Standard">
      <style:text-properties fo:font-weight="normal" officeooo:rsid="0010a9a7" officeooo:paragraph-rsid="0011d10f" style:font-weight-asian="normal" style:font-weight-complex="normal"/>
    </style:style>
    <style:style style:name="P19" style:family="paragraph" style:parent-style-name="Standard">
      <style:text-properties fo:font-weight="normal" officeooo:rsid="0011d10f" officeooo:paragraph-rsid="0011d10f" style:font-weight-asian="normal" style:font-weight-complex="normal"/>
    </style:style>
    <style:style style:name="T1" style:family="text">
      <style:text-properties officeooo:rsid="000f715a"/>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107310" style:font-weight-asian="bold" style:font-weight-complex="bold"/>
    </style:style>
    <style:style style:name="T4" style:family="text">
      <style:text-properties fo:font-weight="bold" style:font-weight-asian="bold" style:font-weight-complex="bold"/>
    </style:style>
    <style:style style:name="T5" style:family="text">
      <style:text-properties officeooo:rsid="000fb037"/>
    </style:style>
    <style:style style:name="T6" style:family="text">
      <style:text-properties fo:font-weight="bold" officeooo:rsid="000fb037" style:font-weight-asian="bold" style:font-weight-complex="bold"/>
    </style:style>
    <style:style style:name="T7" style:family="text">
      <style:text-properties officeooo:rsid="00107310"/>
    </style:style>
    <style:style style:name="T8" style:family="text">
      <style:text-properties style:text-underline-style="solid" style:text-underline-width="auto" style:text-underline-color="font-color"/>
    </style:style>
    <style:style style:name="T9" style:family="text">
      <style:text-properties fo:font-weight="normal" officeooo:rsid="00147da4" style:font-weight-asian="normal" style:font-weight-complex="normal"/>
    </style:style>
    <style:style style:name="T10" style:family="text">
      <style:text-properties fo:font-weight="normal" style:font-weight-asian="normal" style:font-weight-complex="normal"/>
    </style:style>
    <style:style style:name="T11" style:family="text">
      <style:text-properties officeooo:rsid="00147da4"/>
    </style:style>
    <style:style style:name="T12" style:family="text">
      <style:text-properties style:text-underline-style="none" fo:font-weight="normal" officeooo:rsid="00147da4" style:font-weight-asian="normal" style:font-weight-complex="normal"/>
    </style:style>
    <style:style style:name="T13" style:family="text">
      <style:text-properties style:text-underline-style="solid" style:text-underline-width="auto" style:text-underline-color="font-color" fo:font-weight="normal" officeooo:rsid="00147da4" style:font-weight-asian="normal" style:font-weight-complex="normal"/>
    </style:style>
    <style:style style:name="T14" style:family="text">
      <style:text-properties officeooo:rsid="00132278"/>
    </style:style>
    <style:style style:name="T15" style:family="text">
      <style:text-properties fo:font-weight="normal" officeooo:rsid="00132278" style:font-weight-asian="normal" style:font-weight-complex="normal"/>
    </style:style>
    <style:style style:name="T16" style:family="text">
      <style:text-properties style:text-underline-style="solid" style:text-underline-width="auto" style:text-underline-color="font-color" fo:font-weight="bold" officeooo:rsid="0011d10f" style:font-weight-asian="bold" style:font-weight-complex="bold"/>
    </style:style>
    <style:style style:name="T17" style:family="text">
      <style:text-properties officeooo:rsid="0011d10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ector Library</text:p>
      <text:p text:style-name="P2"/>
      <text:p text:style-name="P2">-<text:span text:style-name="T1">This library is a DYNAMIC ARRAY container, that can change its size when needed.</text:span></text:p>
      <text:p text:style-name="P3">-Most used SEQUENTIAL container in C++ STL, because it balances performance and flexibility (its efficient?)</text:p>
      <text:p text:style-name="P3"/>
      <text:p text:style-name="P4">What its used for</text:p>
      <text:p text:style-name="P3"/>
      <text:p text:style-name="P3">-<text:span text:style-name="T2">Replacing Static Arrays:</text:span> unlike arrays, do not need a fixed size, they are good for when you don’t know how much data/memory is needed before the task is done</text:p>
      <text:p text:style-name="P3">-<text:span text:style-name="T2">Automatic Memory Management:</text:span> they handle dynamic memory allocation and deallocation on the heap, preventing a lot of memory leaks.</text:p>
      <text:p text:style-name="P3">-<text:span text:style-name="T2">Contiguous </text:span><text:span text:style-name="T3">(“touching”)</text:span><text:span text:style-name="T2"> Storage: </text:span>Elements of the vector are stored in adjacent memory locations, memory locations that are side by side or next to each other. This makes vectors “<text:span text:style-name="T4">cache-friendly</text:span>”, since the cache is a layer that stores copies of data, often from previous tasks or remote storage for tasks in the future and because vectors are a sequence of elements or a “block of memory” and when the cache accesses one element it accesses the “block of memories” or whole cache line. <text:span text:style-name="T5">CPU’s have logic that detects sequential access patterns, so when it goes through each element (iterates) of the vector the hardware recognizes its moving linearly(sequence of bytes 1000→1008→ 1016…) and starts “prefetching” the next memory blocks before they are requested, making the task faster. Unlike Linked lists, the vector only needs one pointer to the vector to be found, and avoids “pointer chasing” which slows CPU performance. And SIMD (single instruction, muliple data) instructions are easier for compilers to use on vectors allowing the CPU to perform operations on multiple vector elements at the same time. This makes vectors have fast “</text:span><text:span text:style-name="T6">random access</text:span><text:span text:style-name="T5">” </text:span><text:span text:style-name="T7">or ability of the computer to find the exact memory address of any element.</text:span></text:p>
      <text:p text:style-name="P3"/>
      <text:p text:style-name="P5">Member Functions (What it has)</text:p>
      <text:p text:style-name="P5"/>
      <text:p text:style-name="P6">This library has 35-40 member functions, and are used to manage the data of the vectors, to manage its elements. And these members(functions) are categorized into 5 categories.</text:p>
      <text:p text:style-name="P6"/>
      <text:p text:style-name="P5">1.)<text:span text:style-name="T8">Capacity Functions:</text:span></text:p>
      <text:list text:style-name="L1">
        <text:list-item>
          <text:p text:style-name="P7"><text:span text:style-name="T4">size() -</text:span> current elements</text:p>
        </text:list-item>
        <text:list-item>
          <text:p text:style-name="P7"><text:span text:style-name="T4">capacity() -</text:span> total allocated space</text:p>
        </text:list-item>
        <text:list-item>
          <text:p text:style-name="P7"><text:span text:style-name="T4">empty() - </text:span>check if vector is empty</text:p>
        </text:list-item>
        <text:list-item>
          <text:p text:style-name="P7"><text:span text:style-name="T4">reserve() -</text:span> pre-allocate memory to improve performance</text:p>
        </text:list-item>
        <text:list-item>
          <text:p text:style-name="P8">shrink_to_fit() - <text:span text:style-name="T9">reduces the vectors size to match the size it has at the time this function is called, a vector might hold additional memory as a “buffer” or fail safe if too much memory is used and will reduce the size of the vector to what it currently holds.</text:span></text:p>
        </text:list-item>
      </text:list>
      <text:p text:style-name="P5">2.)<text:span text:style-name="T8"> Element Access:</text:span></text:p>
      <text:list text:style-name="L2">
        <text:list-item>
          <text:p text:style-name="P9"><text:span text:style-name="T4">operator[] or at() -</text:span> indexed access, ability to get a element by its index/numerical position</text:p>
        </text:list-item>
        <text:list-item>
          <text:p text:style-name="P9"><text:span text:style-name="T4">front() -</text:span> first element</text:p>
        </text:list-item>
        <text:list-item>
          <text:p text:style-name="P9"><text:span text:style-name="T4">back() -</text:span> last element</text:p>
        </text:list-item>
        <text:list-item>
          <text:p text:style-name="P10">data() - <text:span text:style-name="T10"><text:s/></text:span><text:span text:style-name="T9">returns a pointer to the first element in the vector, front() returns reference</text:span></text:p>
        </text:list-item>
      </text:list>
      <text:p text:style-name="P5">3.) <text:span text:style-name="T8">Modifiers:</text:span></text:p>
      <text:list text:style-name="L3">
        <text:list-item>
          <text:p text:style-name="P11"><text:span text:style-name="T4">push_back() - </text:span>add element to the end of the vector</text:p>
        </text:list-item>
        <text:list-item>
          <text:p text:style-name="P11"><text:span text:style-name="T4">pop_back() -</text:span> remove element at the end</text:p>
        </text:list-item>
        <text:list-item>
          <text:p text:style-name="P11"><text:span text:style-name="T4">insert() -</text:span> <text:span text:style-name="T11">adds element at a specific index</text:span></text:p>
        </text:list-item>
        <text:list-item>
          <text:p text:style-name="P12"><text:soft-page-break/>erase() - <text:span text:style-name="T9">removes element at a certain position</text:span><text:span text:style-name="T12"> </text:span><text:span text:style-name="T13">.erase(index)</text:span><text:span text:style-name="T9">, or removes elements from one index to another </text:span><text:span text:style-name="T13">.erase(i0, i4)</text:span><text:span text:style-name="T9"> [removes indexes i0-i4]</text:span></text:p>
        </text:list-item>
        <text:list-item>
          <text:p text:style-name="P11"><text:span text:style-name="T4">clear() -</text:span> remove all elements</text:p>
        </text:list-item>
        <text:list-item>
          <text:p text:style-name="P13"><text:span text:style-name="T4">emplace_back() -</text:span> <text:span text:style-name="T14">adds element to end of vector, like push_back(), but </text:span><text:span text:style-name="T11">push_back() creates a temporary variable <text:s/>and moves that varaible to the vector and then destroys the temporary variable. emplace_back() has the vector allocate space, and calls the constructor at the memory address to make the variable. This prevents any copy or temporary variables from being lost in the program.</text:span></text:p>
        </text:list-item>
      </text:list>
      <text:p text:style-name="P5">4.) <text:span text:style-name="T8">Iterators:</text:span></text:p>
      <text:list text:style-name="L4">
        <text:list-item>
          <text:p text:style-name="P14"><text:span text:style-name="T4">begin() -</text:span> begin iteration (go through each element/loop through)</text:p>
        </text:list-item>
        <text:list-item>
          <text:p text:style-name="P14"><text:span text:style-name="T4">end() -</text:span> end iteration/loop</text:p>
        </text:list-item>
        <text:list-item>
          <text:p text:style-name="P15">rbegin() - <text:span text:style-name="T15">loops through a vector backward</text:span></text:p>
        </text:list-item>
        <text:list-item>
          <text:p text:style-name="P14"><text:span text:style-name="T4">rend() -</text:span> <text:span text:style-name="T14">used to tell rbegin() where to end</text:span></text:p>
        </text:list-item>
      </text:list>
      <text:p text:style-name="P16"/>
      <text:p text:style-name="P17">What Can you do with it?</text:p>
      <text:p text:style-name="P16"/>
      <text:p text:style-name="P16">-<text:span text:style-name="T2">Dynamic Data Sets:</text:span> manage collections of game objects/classes (std::vector&lt;Enemies&gt;), make a series of times for financial events (dips/peaks), or a sequence of user input during runtime (U/I for video games or other programs that run threads in parallel)</text:p>
      <text:p text:style-name="P16">-<text:span text:style-name="T2">Safe Access:</text:span> using the at() method to check the bounds of the vector, if outside of vector memory you will receive a error unlike with arrays. Ex: vector_name.at(index_out_of_bound) → error.</text:p>
      <text:p text:style-name="P16">-<text:span text:style-name="T16">Multidimensional Arrays:</text:span><text:span text:style-name="T17"> you have the ability to make a “vector made of other vectors” to build dynamic 2D or 3D grids where each row [vector] can have different lengths. This can be used in graphics, like a 2D ball where the top and bottom rows are the smallest and the middle is the largest and the top and bottom rows [vectors] grow towards the middle row.</text:span></text:p>
      <text:p text:style-name="P18"><text:s text:c="5"/>…</text:p>
      <text:p text:style-name="P18"><text:s text:c="2"/>……..</text:p>
      <text:p text:style-name="P18">……….. <text:s text:c="19"/><text:span text:style-name="T17">Imagine this in a 3D representation</text:span></text:p>
      <text:p text:style-name="P18"><text:s text:c="2"/>……..</text:p>
      <text:p text:style-name="P18"><text:s text:c="5"/>… <text:s text:c="10"/></text:p>
      <text:p text:style-name="P19">They can also be used to measure physical quantities for other aspects of engineering, like the direction &amp; speed of a car for GPS, fluid dynamics of air or water in a wing or turbine, or forces like; normal forces, tension, applied forces (collison), friction… Concerning software we can make simulations to test a<text:span text:style-name="T14">n</text:span> experiment before wasting resources doing it to see if it has a better chance at success, or <text:span text:style-name="T14">for sensors to “flag” the users of the Hardware, or software that there is something wrong.</text:span></text:p>
      <text:p text:style-name="P16"/>
      <text:p text:style-name="P16"/>
      <text:p text:style-name="P16"/>
      <text:p text:style-name="P16"/>
      <text:p text:style-name="P6"/>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30T21:51:02.910910500</meta:creation-date>
    <dc:date>2026-03-31T22:49:30.004106200</dc:date>
    <meta:editing-duration>PT48S</meta:editing-duration>
    <meta:editing-cycles>1</meta:editing-cycles>
    <meta:document-statistic meta:table-count="0" meta:image-count="0" meta:object-count="0" meta:page-count="2" meta:paragraph-count="42" meta:word-count="833" meta:character-count="4965" meta:non-whitespace-character-count="4147"/>
    <meta:generator>LibreOffice/25.8.4.2$Windows_X86_64 LibreOffice_project/290daaa01b999472f0c7a3890eb6a550fd74c6df</meta:generator>
  </office:meta>
</office:document-meta>
</file>